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NPullPointEndpoint.de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PullPointEndpoint.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PullPointEndpoint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PullPointEndpoint.WSNPullPointEndpoint( CreatePullPoin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PullPointEndpoint.WSNPullPointEndpoint( CreatePullPoint request , QName service , String endpo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